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E02E4DBCB859205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table:number-columns-repeated="4"/>
          <table:table-cell>
            <draw:frame draw:z-index="0" draw:name="$image" draw:style-name="gr1" draw:text-style-name="P1" svg:width="7.915cm" svg:height="7.915cm" svg:x="0.049cm" svg:y="0.101cm">
              <draw:image xlink:href="Pictures/100000010000020000000200E02E4DBCB859205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$toto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sq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qsd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s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9:21:24.995846217</meta:creation-date>
    <dc:date>2025-09-24T09:29:49.061514838</dc:date>
    <meta:editing-duration>PT8M25S</meta:editing-duration>
    <meta:editing-cycles>1</meta:editing-cycles>
    <meta:document-statistic meta:table-count="1" meta:cell-count="4" meta:object-count="1"/>
    <meta:generator>LibreOffice/7.4.7.2$Linux_X86_64 LibreOffice_project/40$Build-2</meta:generator>
  </office:meta>
</office:document-meta>
</file>